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180af9" officeooo:paragraph-rsid="00180af9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b2756" officeooo:paragraph-rsid="001b275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b2756" officeooo:paragraph-rsid="001c69ab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b2756" officeooo:paragraph-rsid="001b2756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1b2756" officeooo:paragraph-rsid="001c69ab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1d19aa" officeooo:paragraph-rsid="001d19aa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officeooo:rsid="001b2756" officeooo:paragraph-rsid="001b275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b2756" officeooo:paragraph-rsid="001c69ab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d19aa" officeooo:paragraph-rsid="001d19aa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rite a udp client server program,client writing messages to server program and server return back the same toggled msg to client.</text:p>
      <text:p text:style-name="P2"/>
      <text:p text:style-name="P7">Server Code</text:p>
      <text:p text:style-name="P7"/>
      <text:p text:style-name="P10">#include&lt;unistd.h&gt;</text:p>
      <text:p text:style-name="P10">#include&lt;stdio.h&gt;</text:p>
      <text:p text:style-name="P10">#include&lt;sys/types.h&gt;</text:p>
      <text:p text:style-name="P10">#include&lt;sys/socket.h&gt;</text:p>
      <text:p text:style-name="P10">#include&lt;netinet/in.h&gt;</text:p>
      <text:p text:style-name="P10">#include&lt;stdlib.h&gt;</text:p>
      <text:p text:style-name="P10">#include&lt;string.h&gt;</text:p>
      <text:p text:style-name="P10"/>
      <text:p text:style-name="P10">#define PORT 8000</text:p>
      <text:p text:style-name="P10"/>
      <text:p text:style-name="P10">char* toggle(char str[])</text:p>
      <text:p text:style-name="P10">{</text:p>
      <text:p text:style-name="P10"><text:s text:c="4"/>char* ret_str=str;</text:p>
      <text:p text:style-name="P10"><text:s text:c="4"/>for(int i=0; i&lt;strlen(str); i++)</text:p>
      <text:p text:style-name="P10"><text:s text:c="4"/>{</text:p>
      <text:p text:style-name="P10"><text:s text:c="8"/>if(ret_str[i]&gt;='A' &amp;&amp; ret_str[i]&lt;='Z')</text:p>
      <text:p text:style-name="P10"><text:s text:c="12"/>ret_str[i]=ret_str[i]+32;</text:p>
      <text:p text:style-name="P10"><text:s text:c="8"/>else if(ret_str[i]&gt;='a' &amp;&amp; ret_str[i]&lt;='z')</text:p>
      <text:p text:style-name="P10"><text:s text:c="12"/>ret_str[i]=ret_str[i]-32;</text:p>
      <text:p text:style-name="P10"><text:s text:c="4"/>}</text:p>
      <text:p text:style-name="P10"><text:s text:c="4"/>return ret_str;</text:p>
      <text:p text:style-name="P10">}</text:p>
      <text:p text:style-name="P10"/>
      <text:p text:style-name="P10">int main()</text:p>
      <text:p text:style-name="P10">{</text:p>
      <text:p text:style-name="P10"><text:s text:c="4"/>int sockfd;</text:p>
      <text:p text:style-name="P10"><text:s text:c="4"/>char str[100];</text:p>
      <text:p text:style-name="P10"><text:s text:c="4"/>struct sockaddr_in srvadd,cliadd;</text:p>
      <text:p text:style-name="P10"><text:s text:c="7"/></text:p>
      <text:p text:style-name="P10"><text:s text:c="4"/>sockfd = socket(AF_INET, SOCK_DGRAM, 0);</text:p>
      <text:p text:style-name="P10"><text:s text:c="4"/>if(sockfd &lt; 0) </text:p>
      <text:p text:style-name="P10"><text:s text:c="4"/>{</text:p>
      <text:p text:style-name="P10"><text:s text:c="8"/>perror("socket creation failed");</text:p>
      <text:p text:style-name="P10"><text:s text:c="8"/>exit(EXIT_FAILURE);</text:p>
      <text:p text:style-name="P10"><text:s text:c="4"/>}</text:p>
      <text:p text:style-name="P10"><text:s text:c="7"/></text:p>
      <text:p text:style-name="P10"><text:s text:c="4"/>memset(&amp;srvadd,0,sizeof(srvadd));</text:p>
      <text:p text:style-name="P10"><text:s text:c="4"/>memset(&amp;cliadd,0,sizeof(cliadd));</text:p>
      <text:p text:style-name="P10"><text:s text:c="7"/></text:p>
      <text:p text:style-name="P10"><text:s text:c="4"/>srvadd.sin_family = AF_INET;</text:p>
      <text:p text:style-name="P10"><text:s text:c="4"/>srvadd.sin_addr.s_addr = INADDR_ANY;</text:p>
      <text:p text:style-name="P10"><text:s text:c="4"/>srvadd.sin_port = htons(PORT);</text:p>
      <text:p text:style-name="P10"><text:s text:c="7"/></text:p>
      <text:p text:style-name="P10"><text:s text:c="4"/>if(bind(sockfd,(const struct sockaddr *)&amp;srvadd,sizeof(srvadd)) &lt; 0 )</text:p>
      <text:p text:style-name="P10"><text:soft-page-break/><text:s text:c="4"/>{</text:p>
      <text:p text:style-name="P10"><text:s text:c="8"/>perror("bind failed");</text:p>
      <text:p text:style-name="P10"><text:s text:c="8"/>exit(EXIT_FAILURE);</text:p>
      <text:p text:style-name="P10"><text:s text:c="4"/>}</text:p>
      <text:p text:style-name="P10"><text:s text:c="4"/></text:p>
      <text:p text:style-name="P10"><text:s text:c="4"/>while(1)</text:p>
      <text:p text:style-name="P10"><text:s text:c="4"/>{</text:p>
      <text:p text:style-name="P10"><text:s text:c="8"/>int len, n;</text:p>
      <text:p text:style-name="P10"><text:s text:c="8"/>len = sizeof(cliadd); <text:s/></text:p>
      <text:p text:style-name="P10"><text:s text:c="8"/></text:p>
      <text:p text:style-name="P10"><text:s text:c="8"/>n = recvfrom(sockfd,(char *)str,100,MSG_WAITALL,(struct sockaddr *) &amp;cliadd,&amp;len);</text:p>
      <text:p text:style-name="P10"><text:s text:c="8"/>str[n] = '\0';</text:p>
      <text:p text:style-name="P10"><text:s text:c="8"/>printf("Message from client: %s\n",str);</text:p>
      <text:p text:style-name="P10"><text:s text:c="8"/>char *toggled = toggle(str);</text:p>
      <text:p text:style-name="P10"><text:s text:c="8"/></text:p>
      <text:p text:style-name="P10"><text:s text:c="8"/>sendto(sockfd,str,strlen(str),MSG_CONFIRM,(const struct sockaddr *) &amp;cliadd,len);</text:p>
      <text:p text:style-name="P10"><text:s text:c="4"/>}</text:p>
      <text:p text:style-name="P10"><text:s text:c="4"/>return 0;</text:p>
      <text:p text:style-name="P10">}</text:p>
      <text:p text:style-name="P10"/>
      <text:p text:style-name="P7">Client Code</text:p>
      <text:p text:style-name="P7"/>
      <text:p text:style-name="P10">#include&lt;unistd.h&gt;</text:p>
      <text:p text:style-name="P10">#include&lt;stdio.h&gt;</text:p>
      <text:p text:style-name="P10">#include&lt;sys/types.h&gt;</text:p>
      <text:p text:style-name="P10">#include&lt;sys/socket.h&gt;</text:p>
      <text:p text:style-name="P10">#include&lt;netinet/in.h&gt;</text:p>
      <text:p text:style-name="P10">#include&lt;stdlib.h&gt;</text:p>
      <text:p text:style-name="P10">#include&lt;string.h&gt;</text:p>
      <text:p text:style-name="P10"/>
      <text:p text:style-name="P10">#define PORT 8000</text:p>
      <text:p text:style-name="P10"/>
      <text:p text:style-name="P10">int main()</text:p>
      <text:p text:style-name="P10">{</text:p>
      <text:p text:style-name="P10"><text:s text:c="4"/>int sockfd;</text:p>
      <text:p text:style-name="P10"><text:s text:c="4"/>char string[100];</text:p>
      <text:p text:style-name="P10"><text:s text:c="4"/>char *str ;</text:p>
      <text:p text:style-name="P10"><text:s text:c="4"/>struct sockaddr_in srvadd;</text:p>
      <text:p text:style-name="P10"><text:s text:c="3"/></text:p>
      <text:p text:style-name="P10"><text:s text:c="4"/>sockfd = socket(AF_INET, SOCK_DGRAM, 0);</text:p>
      <text:p text:style-name="P10"><text:s text:c="4"/>if(sockfd &lt; 0) </text:p>
      <text:p text:style-name="P10"><text:s text:c="4"/>{</text:p>
      <text:p text:style-name="P10"><text:s text:c="8"/>perror("socket creation failed");</text:p>
      <text:p text:style-name="P10"><text:s text:c="8"/>exit(EXIT_FAILURE);</text:p>
      <text:p text:style-name="P10"><text:s text:c="4"/>}</text:p>
      <text:p text:style-name="P10"><text:s text:c="3"/></text:p>
      <text:p text:style-name="P10"><text:s text:c="4"/>memset(&amp;srvadd,0,sizeof(srvadd));</text:p>
      <text:p text:style-name="P10"><text:s text:c="7"/></text:p>
      <text:p text:style-name="P10"><text:s text:c="4"/>srvadd.sin_family = AF_INET;</text:p>
      <text:p text:style-name="P10"><text:soft-page-break/><text:s text:c="4"/>srvadd.sin_port = htons(PORT);</text:p>
      <text:p text:style-name="P10"><text:s text:c="4"/>srvadd.sin_addr.s_addr = INADDR_ANY;</text:p>
      <text:p text:style-name="P10"><text:s text:c="7"/></text:p>
      <text:p text:style-name="P10"><text:s text:c="4"/>while(1)</text:p>
      <text:p text:style-name="P10"><text:s text:c="4"/>{</text:p>
      <text:p text:style-name="P10"><text:s text:c="8"/>int n, len;</text:p>
      <text:p text:style-name="P10"><text:s text:c="8"/>printf("Enter message you want to send to server: ");</text:p>
      <text:p text:style-name="P10"><text:s text:c="8"/>fgets(string,100,stdin);</text:p>
      <text:p text:style-name="P10"><text:s text:c="8"/></text:p>
      <text:p text:style-name="P10"><text:s text:c="8"/>sendto(sockfd,(const char *)string, strlen(string), MSG_CONFIRM, (const struct sockaddr *) &amp;srvadd, sizeof(srvadd));</text:p>
      <text:p text:style-name="P10"><text:s text:c="12"/></text:p>
      <text:p text:style-name="P10"><text:s text:c="8"/>n = recvfrom(sockfd, (char *)string,100,MSG_WAITALL,(struct sockaddr *)&amp;srvadd,&amp;len);</text:p>
      <text:p text:style-name="P10"><text:s text:c="8"/>string[n] = '\0';</text:p>
      <text:p text:style-name="P10"><text:s text:c="8"/>printf("Server sent toggled value: %s\n",string);</text:p>
      <text:p text:style-name="P10"><text:s text:c="4"/>}</text:p>
      <text:p text:style-name="P10"><text:s text:c="4"/>return 0;</text:p>
      <text:p text:style-name="P10">}</text:p>
      <text:p text:style-name="P2"/>
      <text:p text:style-name="P2">Output:</text:p>
      <text:p text:style-name="P1"/>
      <text:p text:style-name="P1">2. Write a program that implement reliable transmission in TCP protocol,in which server uses child to handle client request?</text:p>
      <text:p text:style-name="P1"/>
      <text:p text:style-name="P6">Server Code<text:span text:style-name="T2"> </text:span></text:p>
      <text:p text:style-name="P9"/>
      <text:p text:style-name="P9">#include&lt;unistd.h&gt;</text:p>
      <text:p text:style-name="P9">#include&lt;sys/socket.h&gt;</text:p>
      <text:p text:style-name="P9">#include&lt;sys/types.h&gt;</text:p>
      <text:p text:style-name="P9">#include&lt;string.h&gt;</text:p>
      <text:p text:style-name="P9">#include&lt;netinet/in.h&gt;</text:p>
      <text:p text:style-name="P9">#include&lt;arpa/inet.h&gt;</text:p>
      <text:p text:style-name="P9">#include&lt;stdio.h&gt;</text:p>
      <text:p text:style-name="P9">#include&lt;stdlib.h&gt;</text:p>
      <text:p text:style-name="P9"/>
      <text:p text:style-name="P9">void handleClient(int connfd)</text:p>
      <text:p text:style-name="P9">{</text:p>
      <text:p text:style-name="P9"><text:tab/>int n;</text:p>
      <text:p text:style-name="P9"><text:tab/>char str[200];</text:p>
      <text:p text:style-name="P9"><text:tab/>n = read(connfd,str,200);</text:p>
      <text:p text:style-name="P9"><text:tab/>str[n]='\0';</text:p>
      <text:p text:style-name="P9"><text:tab/>printf("Data received from client = %s\n",str);</text:p>
      <text:p text:style-name="P9"><text:tab/>printf("Request handled by server %d\n",getpid());</text:p>
      <text:p text:style-name="P9"><text:tab/>write(connfd,"Good Bye",8);</text:p>
      <text:p text:style-name="P9"><text:tab/>exit(0);</text:p>
      <text:p text:style-name="P9">}</text:p>
      <text:p text:style-name="P9"/>
      <text:p text:style-name="P9">void main()</text:p>
      <text:p text:style-name="P9">{</text:p>
      <text:p text:style-name="P9"><text:soft-page-break/><text:tab/>int lstfd,confd,ret;<text:tab/></text:p>
      <text:p text:style-name="P9"><text:tab/>socklen_t clilen;</text:p>
      <text:p text:style-name="P9"><text:tab/>struct sockaddr_in cliadd, srvadd;</text:p>
      <text:p text:style-name="P9"><text:tab/></text:p>
      <text:p text:style-name="P9"><text:tab/>lstfd = socket(AF_INET, SOCK_STREAM, 0);<text:tab/> <text:s text:c="3"/></text:p>
      <text:p text:style-name="P9"><text:tab/>if(lstfd&lt;0)</text:p>
      <text:p text:style-name="P9"><text:tab/>{</text:p>
      <text:p text:style-name="P9"><text:tab/><text:tab/>perror("sock:");</text:p>
      <text:p text:style-name="P9"><text:tab/><text:tab/>exit(1);</text:p>
      <text:p text:style-name="P9"><text:tab/>}</text:p>
      <text:p text:style-name="P9"><text:tab/></text:p>
      <text:p text:style-name="P9"><text:tab/>bzero(&amp;srvadd, sizeof(srvadd)); </text:p>
      <text:p text:style-name="P9"><text:tab/>srvadd.sin_family = AF_INET;</text:p>
      <text:p text:style-name="P9"><text:tab/>srvadd.sin_addr.s_addr = htonl(INADDR_ANY);<text:tab/></text:p>
      <text:p text:style-name="P9"><text:tab/>srvadd.sin_port = htons(8000);<text:tab/> <text:s text:c="8"/></text:p>
      <text:p text:style-name="P9"><text:tab/></text:p>
      <text:p text:style-name="P9"><text:tab/>ret = bind(lstfd, (struct sockaddr *) &amp;srvadd, sizeof(srvadd));</text:p>
      <text:p text:style-name="P9"><text:tab/>if(ret&lt;0)</text:p>
      <text:p text:style-name="P9"><text:tab/>{</text:p>
      <text:p text:style-name="P9"><text:tab/><text:tab/>perror("bind:");</text:p>
      <text:p text:style-name="P9"><text:tab/><text:tab/>exit(2);</text:p>
      <text:p text:style-name="P9"><text:tab/>}</text:p>
      <text:p text:style-name="P9"><text:tab/></text:p>
      <text:p text:style-name="P9"><text:tab/>listen(lstfd,5);</text:p>
      <text:p text:style-name="P9"><text:tab/></text:p>
      <text:p text:style-name="P9"><text:tab/>while(1)</text:p>
      <text:p text:style-name="P9"><text:tab/>{</text:p>
      <text:p text:style-name="P9"><text:tab/><text:tab/>char str[200];</text:p>
      <text:p text:style-name="P9"><text:tab/><text:tab/>pid_t p;</text:p>
      <text:p text:style-name="P9"><text:tab/><text:tab/>int n;</text:p>
      <text:p text:style-name="P9"><text:tab/><text:tab/>clilen = sizeof(cliadd);</text:p>
      <text:p text:style-name="P9"><text:tab/><text:tab/>confd = accept(lstfd, (struct sockaddr *) &amp;cliadd, &amp;clilen);</text:p>
      <text:p text:style-name="P9"><text:tab/><text:tab/>printf("Client connected\n");</text:p>
      <text:p text:style-name="P9"><text:tab/><text:tab/>p = fork();</text:p>
      <text:p text:style-name="P9"><text:tab/><text:tab/>if(p==0)</text:p>
      <text:p text:style-name="P9"><text:tab/><text:tab/>{</text:p>
      <text:p text:style-name="P9"><text:tab/><text:tab/><text:tab/>close(lstfd);</text:p>
      <text:p text:style-name="P9"><text:tab/><text:tab/><text:tab/>handleClient(confd);</text:p>
      <text:p text:style-name="P9"><text:tab/><text:tab/>}</text:p>
      <text:p text:style-name="P9"><text:tab/><text:tab/>close(confd);</text:p>
      <text:p text:style-name="P9"><text:tab/>}</text:p>
      <text:p text:style-name="P9">}</text:p>
      <text:p text:style-name="P4"/>
      <text:p text:style-name="P6">Client Code</text:p>
      <text:p text:style-name="P4"/>
      <text:p text:style-name="P9">#include&lt;unistd.h&gt;</text:p>
      <text:p text:style-name="P9">#include&lt;sys/socket.h&gt;</text:p>
      <text:p text:style-name="P9">#include&lt;sys/types.h&gt;</text:p>
      <text:p text:style-name="P9">#include&lt;string.h&gt;</text:p>
      <text:p text:style-name="P9"><text:soft-page-break/>#include&lt;netinet/in.h&gt;</text:p>
      <text:p text:style-name="P9">#include &lt;arpa/inet.h&gt;</text:p>
      <text:p text:style-name="P9">#include&lt;stdio.h&gt;</text:p>
      <text:p text:style-name="P9">#include&lt;stdlib.h&gt;</text:p>
      <text:p text:style-name="P9"/>
      <text:p text:style-name="P9">void main()</text:p>
      <text:p text:style-name="P9">{</text:p>
      <text:p text:style-name="P9"><text:tab/>char str[200];</text:p>
      <text:p text:style-name="P9"><text:tab/>char *serv_ip = "127.0.0.1";</text:p>
      <text:p text:style-name="P9"><text:tab/>int n;</text:p>
      <text:p text:style-name="P9"><text:tab/>int sockfd,ret;</text:p>
      <text:p text:style-name="P9"><text:tab/>struct sockaddr_in srvadd;</text:p>
      <text:p text:style-name="P9"><text:tab/>sockfd = socket(AF_INET,SOCK_STREAM,0);</text:p>
      <text:p text:style-name="P9"><text:tab/></text:p>
      <text:p text:style-name="P9"><text:tab/>bzero(&amp;srvadd,sizeof(srvadd));</text:p>
      <text:p text:style-name="P9"><text:tab/>srvadd.sin_family = AF_INET;</text:p>
      <text:p text:style-name="P9"><text:tab/>srvadd.sin_port = htons(8000);</text:p>
      <text:p text:style-name="P9"><text:tab/>inet_pton(AF_INET, serv_ip, &amp;srvadd.sin_addr);</text:p>
      <text:p text:style-name="P9"><text:tab/></text:p>
      <text:p text:style-name="P9"><text:tab/>ret = connect(sockfd, (struct sockaddr *)&amp;srvadd, sizeof(srvadd));</text:p>
      <text:p text:style-name="P9"><text:tab/></text:p>
      <text:p text:style-name="P9"><text:tab/>if(ret&lt;0)</text:p>
      <text:p text:style-name="P9"><text:tab/>{</text:p>
      <text:p text:style-name="P9"><text:tab/><text:tab/>perror("connect:");</text:p>
      <text:p text:style-name="P9"><text:tab/><text:tab/>exit(1);</text:p>
      <text:p text:style-name="P9"><text:tab/>}</text:p>
      <text:p text:style-name="P9"><text:tab/>printf("Enter the data that you want to send to the server\n");</text:p>
      <text:p text:style-name="P9"><text:tab/>fgets(str,sizeof(str),stdin);</text:p>
      <text:p text:style-name="P9"><text:tab/>write(sockfd,str,strlen(str));</text:p>
      <text:p text:style-name="P9"><text:tab/>n = read(sockfd,str,200);</text:p>
      <text:p text:style-name="P9"><text:tab/>str[n]='\0';</text:p>
      <text:p text:style-name="P9"><text:tab/>printf("Received %s from server\n",str);</text:p>
      <text:p text:style-name="P9"><text:tab/>close(sockfd);</text:p>
      <text:p text:style-name="P9">}</text:p>
      <text:p text:style-name="P2"/>
      <text:p text:style-name="P2">Output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21:26:02.578085968</meta:creation-date>
    <meta:generator>LibreOffice/6.4.7.2$Linux_X86_64 LibreOffice_project/40$Build-2</meta:generator>
    <dc:date>2022-04-14T23:00:29.212553205</dc:date>
    <meta:editing-duration>PT1H34M24S</meta:editing-duration>
    <meta:editing-cycles>6</meta:editing-cycles>
    <meta:document-statistic meta:table-count="0" meta:image-count="0" meta:object-count="0" meta:page-count="5" meta:paragraph-count="210" meta:word-count="445" meta:character-count="4596" meta:non-whitespace-character-count="3773"/>
  </office:meta>
</office:document-meta>
</file>